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B159B4B42C7D8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Welcome to GI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Goals &amp; Objective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Help Yourself</text:p>
              </text:list-item>
              <text:list-item>
                <text:p text:style-name="P4">Understand the Core Concept of GIT</text:p>
              </text:list-item>
              <text:list-item>
                <text:p text:style-name="P4">Master in Mian GIT Commands</text:p>
              </text:list-item>
              <text:list-item>
                <text:p text:style-name="P4">Compare Diffirences with ease</text:p>
              </text:list-item>
              <text:list-item>
                <text:p text:style-name="P4">Branching &amp; Merging in GIT</text:p>
              </text:list-item>
              <text:list-item>
                <text:p text:style-name="P4">Exposed to GITHUB</text:p>
              </text:list-item>
              <text:list-item>
                <text:p text:style-name="P4">Be Pro in GIT</text:p>
              </text:list-item>
              <text:list-item>
                <text:p text:style-name="P4">Bonus Materials<text:line-break/></text:p>
                <text:p text:style-name="P4"/>
                <text:p text:style-name="P4"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B159B4B42C7D8C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6T09:28:48.382976537</dc:date>
    <meta:editing-duration>PT9H29M13S</meta:editing-duration>
    <meta:editing-cycles>22</meta:editing-cycles>
    <meta:generator>LibreOffice/5.1.6.2$Linux_X86_64 LibreOffice_project/10m0$Build-2</meta:generator>
    <meta:document-statistic meta:object-count="49"/>
  </office:meta>
</office:document-meta>
</file>